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be03" officeooo:paragraph-rsid="0017be03"/>
    </style:style>
    <style:style style:name="P2" style:family="paragraph" style:parent-style-name="Standard">
      <style:text-properties fo:font-weight="bold" officeooo:rsid="0017be03" officeooo:paragraph-rsid="0017be03" style:font-weight-asian="bold" style:font-weight-complex="bold"/>
    </style:style>
    <style:style style:name="P3" style:family="paragraph" style:parent-style-name="Standard" style:list-style-name="L1">
      <style:text-properties officeooo:rsid="0017be03" officeooo:paragraph-rsid="0017be03"/>
    </style:style>
    <style:style style:name="P4" style:family="paragraph" style:parent-style-name="Standard" style:list-style-name="L1">
      <style:text-properties fo:font-weight="normal" officeooo:rsid="00195bc7" officeooo:paragraph-rsid="00195bc7" style:font-weight-asian="normal" style:font-weight-complex="normal"/>
    </style:style>
    <style:style style:name="P5" style:family="paragraph" style:parent-style-name="Standard" style:list-style-name="L2">
      <style:text-properties officeooo:rsid="001b446b" officeooo:paragraph-rsid="001b446b"/>
    </style:style>
    <style:style style:name="P6" style:family="paragraph" style:parent-style-name="Standard" style:list-style-name="L2">
      <style:text-properties officeooo:rsid="001d1e75" officeooo:paragraph-rsid="001d1e75"/>
    </style:style>
    <style:style style:name="P7" style:family="paragraph" style:parent-style-name="Standard" style:list-style-name="L2">
      <style:text-properties officeooo:rsid="001e8c37" officeooo:paragraph-rsid="001e8c37"/>
    </style:style>
    <style:style style:name="P8" style:family="paragraph" style:parent-style-name="Standard" style:list-style-name="L2">
      <style:text-properties officeooo:rsid="001f1f21" officeooo:paragraph-rsid="001f1f21"/>
    </style:style>
    <style:style style:name="P9" style:family="paragraph" style:parent-style-name="Standard" style:list-style-name="L2">
      <style:text-properties officeooo:rsid="0020d566" officeooo:paragraph-rsid="0020d566"/>
    </style:style>
    <style:style style:name="P10" style:family="paragraph" style:parent-style-name="Standard" style:list-style-name="L2">
      <style:text-properties officeooo:rsid="0021474c" officeooo:paragraph-rsid="0021474c"/>
    </style:style>
    <style:style style:name="P11" style:family="paragraph" style:parent-style-name="Standard" style:list-style-name="L2">
      <style:text-properties officeooo:rsid="0025dbd4" officeooo:paragraph-rsid="0025dbd4"/>
    </style:style>
    <style:style style:name="P12" style:family="paragraph" style:parent-style-name="Standard" style:list-style-name="L2">
      <style:text-properties officeooo:rsid="0026dc65" officeooo:paragraph-rsid="0026dc65"/>
    </style:style>
    <style:style style:name="P13" style:family="paragraph" style:parent-style-name="Standard" style:list-style-name="L2">
      <style:text-properties officeooo:rsid="0028dc1c" officeooo:paragraph-rsid="0028dc1c"/>
    </style:style>
    <style:style style:name="P14" style:family="paragraph" style:parent-style-name="Standard" style:list-style-name="L2">
      <style:text-properties officeooo:rsid="0029da55" officeooo:paragraph-rsid="0029da55"/>
    </style:style>
    <style:style style:name="P15" style:family="paragraph" style:parent-style-name="Standard" style:list-style-name="L2">
      <style:text-properties officeooo:rsid="0029da55" officeooo:paragraph-rsid="002b7c94"/>
    </style:style>
    <style:style style:name="P16" style:family="paragraph" style:parent-style-name="Standard" style:list-style-name="L2">
      <style:text-properties officeooo:rsid="0029da55" officeooo:paragraph-rsid="002de3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2b2f"/>
    </style:style>
    <style:style style:name="T3" style:family="text">
      <style:text-properties officeooo:rsid="002b7c94"/>
    </style:style>
    <style:style style:name="T4" style:family="text">
      <style:text-properties officeooo:rsid="002de3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ubts</text:p>
      <text:list xml:id="list4279621559042993554" text:style-name="L1">
        <text:list-item>
          <text:p text:style-name="P3">Python running mean, without a loop</text:p>
          <text:list>
            <text:list-item>
              <text:p text:style-name="P3">How to avoid loops in python, <text:span text:style-name="T1">rolling</text:span></text:p>
            </text:list-item>
          </text:list>
        </text:list-item>
        <text:list-item>
          <text:p text:style-name="P4">Differences between bash and zsh!!</text:p>
        </text:list-item>
        <text:list-item>
          <text:p text:style-name="P4"/>
        </text:list-item>
      </text:list>
      <text:p text:style-name="P1"/>
      <text:p text:style-name="P2">Insights</text:p>
      <text:list xml:id="list4671479140602374341" text:style-name="L2">
        <text:list-item>
          <text:p text:style-name="P5">CEDA Archive (catalogue.ceda.ac.uk) username: paas</text:p>
          <text:list>
            <text:list-item>
              <text:p text:style-name="P5">Datasets from atmospheric sciences projects in UK</text:p>
            </text:list-item>
          </text:list>
        </text:list-item>
        <text:list-item>
          <text:p text:style-name="P6">cf-python package (for python2, python3 in mid/2019)</text:p>
          <text:list>
            <text:list-item>
              <text:p text:style-name="P6">handle fields of variables in netCDF4</text:p>
            </text:list-item>
            <text:list-item>
              <text:p text:style-name="P6">Developed in UK by University of Reading</text:p>
            </text:list-item>
          </text:list>
        </text:list-item>
        <text:list-item>
          <text:p text:style-name="P7">Python web development</text:p>
          <text:list>
            <text:list-item>
              <text:p text:style-name="P7">Django, have a look on alternatives</text:p>
            </text:list-item>
          </text:list>
        </text:list-item>
        <text:list-item>
          <text:p text:style-name="P8">StackOverflow</text:p>
          <text:list>
            <text:list-item>
              <text:p text:style-name="P8">user:119314, DopplerShift</text:p>
            </text:list-item>
          </text:list>
        </text:list-item>
        <text:list-item>
          <text:p text:style-name="P9">Python Training</text:p>
          <text:list>
            <text:list-item>
              <text:p text:style-name="P9">Dan Bader</text:p>
            </text:list-item>
          </text:list>
        </text:list-item>
        <text:list-item>
          <text:p text:style-name="P10">BIG DATA</text:p>
          <text:list>
            <text:list-item>
              <text:p text:style-name="P10">4 Vs</text:p>
              <text:list>
                <text:list-item>
                  <text:p text:style-name="P10">Volume: 120 ZB, <text:span text:style-name="T2">source: IBM Big data reports</text:span></text:p>
                </text:list-item>
                <text:list-item>
                  <text:p text:style-name="P10">Variety: </text:p>
                </text:list-item>
                <text:list-item>
                  <text:p text:style-name="P10">Velocity: real-time decisions, e.g. autonomous technology or stock-exchange</text:p>
                </text:list-item>
                <text:list-item>
                  <text:p text:style-name="P10">Veracity: credibility and traceability of data sources</text:p>
                </text:list-item>
              </text:list>
            </text:list-item>
          </text:list>
        </text:list-item>
        <text:list-item>
          <text:p text:style-name="P11">Logging Data</text:p>
          <text:list>
            <text:list-item>
              <text:p text:style-name="P11">UTC vs. TAI, how to synchronize this at 20Hz??</text:p>
            </text:list-item>
          </text:list>
        </text:list-item>
        <text:list-item>
          <text:p text:style-name="P12">Using Spyder in the correct conda env!!!! That's why we can't load xarray</text:p>
        </text:list-item>
        <text:list-item>
          <text:p text:style-name="P13">NetCDF</text:p>
          <text:list>
            <text:list-item>
              <text:p text:style-name="P13">Climate and Forecast (CF) metadata convention</text:p>
              <text:list>
                <text:list-item>
                  <text:p text:style-name="P13">Look into CF documentation</text:p>
                </text:list-item>
              </text:list>
            </text:list-item>
            <text:list-item>
              <text:p text:style-name="P13">CDL notation as a human-readable form</text:p>
              <text:list>
                <text:list-item>
                  <text:p text:style-name="P13">ncgen, from ASCII to NetCDF</text:p>
                </text:list-item>
                <text:list-item>
                  <text:p text:style-name="P13">ncdump, from NetCDF to ASCII</text:p>
                </text:list-item>
              </text:list>
            </text:list-item>
          </text:list>
        </text:list-item>
        <text:list-item>
          <text:p text:style-name="P14">CF Convention</text:p>
          <text:list>
            <text:list-item>
              <text:p text:style-name="P14">Time convention days since 1900-1-1</text:p>
              <text:list>
                <text:list-item>
                  <text:p text:style-name="P14">watch out for each calendar is being used</text:p>
                </text:list-item>
              </text:list>
            </text:list-item>
            <text:list-item>
              <text:p text:style-name="P15">with about 4000+ attributes</text:p>
            </text:list-item>
            <text:list-item>
              <text:p text:style-name="P15"><text:span text:style-name="T3">CF compliance checker in python</text:span></text:p>
              <text:list>
                <text:list-item>
                  <text:p text:style-name="P15"><text:span text:style-name="T3">puma.nerc.ac.uk</text:span></text:p>
                </text:list-item>
              </text:list>
            </text:list-item>
            <text:list-item>
              <text:p text:style-name="P15"><text:span text:style-name="T3">Add e-WindLidar documentation inside the CF community</text:span></text:p>
              <text:list>
                <text:list-item>
                  <text:p text:style-name="P15"><text:span text:style-name="T3">ucar.edu</text:span></text:p>
                </text:list-item>
              </text:list>
            </text:list-item>
          </text:list>
        </text:list-item>
        <text:list-item>
          <text:p text:style-name="P16"><text:span text:style-name="T4">Working with NetCDF<text:tab/></text:span></text:p>
          <text:list>
            <text:list-item>
              <text:p text:style-name="P16"><text:span text:style-name="T4">Loop over time, and read the entire spacial field</text:span></text:p>
            </text:list-item>
            <text:list-item>
              <text:p text:style-name="P16"><text:span text:style-name="T4">Uses the power of numpy arrays and saves memory for large timeseries</text:span></text:p>
            </text:list-item>
            <text:list-item>
              <text:p text:style-name="P16"><text:s/></text:p>
            </text:list-item>
          </text:list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1 </meta:initial-creator>
    <meta:creation-date>2018-11-19T12:54:27.537712669</meta:creation-date>
    <meta:generator>LibreOffice/4.3.7.2$Linux_X86_64 LibreOffice_project/430$Build-2</meta:generator>
    <dc:date>2018-11-23T15:01:46.973985973</dc:date>
    <dc:creator>user01 </dc:creator>
    <meta:editing-duration>P1DT4H28M35S</meta:editing-duration>
    <meta:editing-cycles>10</meta:editing-cycles>
    <meta:document-statistic meta:table-count="0" meta:image-count="0" meta:object-count="0" meta:page-count="2" meta:paragraph-count="44" meta:word-count="246" meta:character-count="1364" meta:non-whitespace-character-count="1199"/>
  </office:meta>
</office:document-meta>
</file>